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9e90f" officeooo:paragraph-rsid="001a6d2d"/>
    </style:style>
    <style:style style:name="P2" style:family="paragraph" style:parent-style-name="Standard">
      <style:paragraph-properties fo:text-align="justify" style:justify-single-word="false"/>
      <style:text-properties officeooo:rsid="001a6d2d" officeooo:paragraph-rsid="001a6d2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a6d2d" officeooo:paragraph-rsid="001a6d2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296481" officeooo:paragraph-rsid="00296481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96481" officeooo:paragraph-rsid="0029648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1d34d1" officeooo:paragraph-rsid="001d34d1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d34d1" officeooo:paragraph-rsid="001d34d1" style:font-weight-asian="bold" style:font-weight-complex="bold"/>
    </style:style>
    <style:style style:name="T1" style:family="text">
      <style:text-properties officeooo:rsid="001a6d2d"/>
    </style:style>
    <style:style style:name="T2" style:family="text">
      <style:text-properties officeooo:rsid="001d34d1"/>
    </style:style>
    <style:style style:name="T3" style:family="text">
      <style:text-properties officeooo:rsid="002964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hat is Git?</text:span></text:p>
      <text:p text:style-name="P1"/>
      <text:p text:style-name="P2">How to sign up in GITHUB?</text:p>
      <text:p text:style-name="P2"/>
      <text:p text:style-name="P2">How to initialize Git </text:p>
      <text:p text:style-name="P2"/>
      <text:p text:style-name="P3">Command : git init </text:p>
      <text:p text:style-name="P3"/>
      <text:p text:style-name="P4">how to check status in git</text:p>
      <text:p text:style-name="P4"/>
      <text:p text:style-name="P5">Command : git status</text:p>
      <text:p text:style-name="P4"/>
      <text:p text:style-name="P4">how to create user name in git</text:p>
      <text:p text:style-name="P2"/>
      <text:p text:style-name="P5">Command: <text:span text:style-name="T2">git </text:span>config u<text:span text:style-name="T2">ser.name “</text:span>h<text:span text:style-name="T2">eman”</text:span></text:p>
      <text:p text:style-name="P2"/>
      <text:p text:style-name="P4">how to create user email in git</text:p>
      <text:p text:style-name="P6"/>
      <text:p text:style-name="P7"><text:span text:style-name="T3">Command: </text:span>git <text:span text:style-name="T3">config</text:span> user.email <text:a xlink:type="simple" xlink:href="mailto:hemamahesh0103@gmail.com" text:style-name="Internet_20_link" text:visited-style-name="Visited_20_Internet_20_Link">hemamahesh0103<text:span text:style-name="T3">@gmail.com</text:span></text:a></text:p>
      <text:p text:style-name="P7"/>
      <text:p text:style-name="P4">how to view list in git</text:p>
      <text:p text:style-name="P4"/>
      <text:p text:style-name="P5">Command: git config –list</text:p>
      <text:p text:style-name="P5"/>
      <text:p text:style-name="P4">Origin Command</text:p>
      <text:p text:style-name="P4"/>
      <text:p text:style-name="P5">Command: git push origin master</text:p>
      <text:p text:style-name="P6"/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1T21:45:08.869306300</meta:creation-date>
    <dc:date>2025-02-12T15:12:18.812602600</dc:date>
    <meta:editing-duration>PT30M21S</meta:editing-duration>
    <meta:editing-cycles>3</meta:editing-cycles>
    <meta:generator>LibreOffice/25.2.0.3$Windows_X86_64 LibreOffice_project/e1cf4a87eb02d755bce1a01209907ea5ddc8f069</meta:generator>
    <meta:document-statistic meta:table-count="0" meta:image-count="0" meta:object-count="0" meta:page-count="1" meta:paragraph-count="14" meta:word-count="68" meta:character-count="370" meta:non-whitespace-character-count="314"/>
  </office:meta>
</office:document-meta>
</file>